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39D0000038CAA19BD1CBB879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“</text:span><text:span text:style-name="T2">You can’t kill me! I’m already dead!”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Pik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2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8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6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Resurrection(P):</text:span><text:span text:style-name="T3"><text:line-break/></text:span><text:span text:style-name="T5">If Skeleton Pikeman dies, roll 18+1d20 to come back to life with 1d6 health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2cm" svg:height="3.242cm" svg:x="0.381cm" svg:y="0.381cm">
          <draw:image xlink:href="Pictures/100002010000039D0000038CAA19BD1CBB8790D8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Skeleton Pikeman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23T18:12:22.119000000</meta:creation-date>
    <meta:editing-duration>PT6M12S</meta:editing-duration>
    <meta:editing-cycles>2</meta:editing-cycles>
    <meta:generator>LibreOffice/6.4.1.2$Windows_X86_64 LibreOffice_project/4d224e95b98b138af42a64d84056446d09082932</meta:generator>
    <dc:title>CreatureTemplate</dc:title>
    <dc:date>2022-06-23T18:18:33.674000000</dc:date>
    <meta:document-statistic meta:object-count="38"/>
    <meta:template xlink:type="simple" xlink:actuate="onRequest" xlink:title="CreatureTemplate" xlink:href="../../../../../../../../../../Roaming/LibreOffice/4/user/template/CreatureTemplate.otg" meta:date="2022-06-23T18:12:21.943000000"/>
  </office:meta>
</office:document-meta>
</file>